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2.CREATE TABLE CUSTOMER</text:p>
      <text:p text:style-name="P1">(</text:p>
      <text:p text:style-name="P1">c_id INT NOT NULL,</text:p>
      <text:p text:style-name="P1">c_name VARCHAR(25),</text:p>
      <text:p text:style-name="P1">c_address VARCHAR(100),</text:p>
      <text:p text:style-name="P1">contact INT,</text:p>
      <text:p text:style-name="P1">Bill_No <text:s/>VARCHAR(25),</text:p>
      <text:p text:style-name="P1">Order_No <text:s/>VARCHAR(25),</text:p>
      <text:p text:style-name="P1">PRIMARY KEY(c_id),</text:p>
      <text:p text:style-name="P1">FOREIGN KEY (Bill_No) REFERENCES Bill(Bill_No),</text:p>
      <text:p text:style-name="P1">FOREIGN KEY (Order_No) REFERENCES Order(Order_No)</text:p>
      <text:p text:style-name="P1">);</text:p>
      <text:p text:style-name="P1"/>
      <text:p text:style-name="P1">Relation:-</text:p>
      <text:p text:style-name="P1"><text:s/>A customer is managed by a staff.</text:p>
      <text:p text:style-name="P1"><text:s/>A customer pays a bill.</text:p>
      <text:p text:style-name="P1"/>
      <text:p text:style-name="P1">CREATE TABLE STAFF</text:p>
      <text:p text:style-name="P1">(</text:p>
      <text:p text:style-name="P1">S_id INT NOT NULL,</text:p>
      <text:p text:style-name="P1">S_name VARCHAR(25),</text:p>
      <text:p text:style-name="P1">S_address VARCHAR(100),</text:p>
      <text:p text:style-name="P1">S_Contact INTEGER(10),</text:p>
      <text:p text:style-name="P1">customer_id INT,</text:p>
      <text:p text:style-name="P1">PRIMARY KEY(S_id),</text:p>
      <text:p text:style-name="P1">FOREIGN KEY (customer_id) REFERENCES CUSTOMER(c_id)</text:p>
      <text:p text:style-name="P1">);</text:p>
      <text:p text:style-name="P1"/>
      <text:p text:style-name="P1">CREATE TABLE ITEMS</text:p>
      <text:p text:style-name="P1">(</text:p>
      <text:p text:style-name="P1">item_No INT NOT NULL,</text:p>
      <text:p text:style-name="P1">item_name VARCHAR(25),</text:p>
      <text:p text:style-name="P1">price INT NOT NULL,</text:p>
      <text:p text:style-name="P1">PRIMARY KEY(item_no)</text:p>
      <text:p text:style-name="P1">);</text:p>
      <text:p text:style-name="P1"/>
      <text:p text:style-name="P1"/>
      <text:p text:style-name="P1">CREATE TABLE ORDERS</text:p>
      <text:p text:style-name="P1">(</text:p>
      <text:p text:style-name="P1">ord_id INT NOT NULL,</text:p>
      <text:p text:style-name="P1">customer_id INT,</text:p>
      <text:p text:style-name="P1">item_id INT,</text:p>
      <text:p text:style-name="P1">type_of_order VARCHAR(20),</text:p>
      <text:p text:style-name="P1">quantity INT(10),</text:p>
      <text:p text:style-name="P1">FOREIGN KEY (customer_id) REFERENCES CUSTOMER(c_id),</text:p>
      <text:p text:style-name="P1">FOREIGN KEY (item_id) REFERENCES MENU(item_no)</text:p>
      <text:p text:style-name="P1">);</text:p>
      <text:p text:style-name="P1"/>
      <text:p text:style-name="P1">CREATE TABLE BILL</text:p>
      <text:p text:style-name="P1">(</text:p>
      <text:p text:style-name="P1">customer_id INT,</text:p>
      <text:p text:style-name="P1"><text:soft-page-break/>bill_id INT NOT NULL,</text:p>
      <text:p text:style-name="P1">bill_date DATE,</text:p>
      <text:p text:style-name="P1">amount INT NOT NULL,</text:p>
      <text:p text:style-name="P1">PRIMARY KEY(bill_id),</text:p>
      <text:p text:style-name="P1">FOREIGN KEY (customer_id) REFERENCES CUSTOMER(c_id)</text:p>
      <text:p text:style-name="P1">);</text:p>
      <text:p text:style-name="P1"/>
      <text:p text:style-name="P1"/>
      <text:p text:style-name="P1">3. INSERT INTO CUSTOMER VALUES(1,'Sharanya','Howrah',770812345,'B001','O001');</text:p>
      <text:p text:style-name="P1"><text:s text:c="3"/>INSERT INTO CUSTOMER VALUES(2,'Rahul','Marathalli',990899345,'B002','O002');</text:p>
      <text:p text:style-name="P1"><text:s text:c="3"/>INSERT INTO CUSTOMER VALUES(3,'Prachi','Kormangalam',770812345,'B003','O003');</text:p>
      <text:p text:style-name="P1"/>
      <text:p text:style-name="P1">INSERT INTO tble VALUES(101,'booked',1);</text:p>
      <text:p text:style-name="P1">INSERT INTO tble VALUES(102,'free',null);</text:p>
      <text:p text:style-name="P1"/>
      <text:p text:style-name="P1">INSERT INTO Staff VALUES(11,'aa','Chennai',870812345,1);</text:p>
      <text:p text:style-name="P1">INSERT INTO Staff VALUES(12,'bb','Pune',870812225,2);</text:p>
      <text:p text:style-name="P1"/>
      <text:p text:style-name="P1">INSERT INTO ITEMS VALUES(21,'scscsc',100);</text:p>
      <text:p text:style-name="P1">INSERT INTO ITEMS VALUES(22,'sassc',55);</text:p>
      <text:p text:style-name="P1">INSERT INTO ITEMS VALUES(23,'vxscsc',55);</text:p>
      <text:p text:style-name="P1">INSERT INTO ITEMS VALUES(24,'zzssc',65);</text:p>
      <text:p text:style-name="P1"/>
      <text:p text:style-name="P1">INSERT INTO ORDERS VALUES(31,1,22,'DINE_IN',1);</text:p>
      <text:p text:style-name="P1">INSERT INTO ORDERS VALUES(31,1,23,'DINE_IN',1);</text:p>
      <text:p text:style-name="P1">INSERT INTO ORDERS VALUES(32,2,23,'DINE_IN',1);</text:p>
      <text:p text:style-name="P1"/>
      <text:p text:style-name="P1"/>
      <text:p text:style-name="P1">4.CREATE OR REPLACE VIEW CUMULATIVE1 AS</text:p>
      <text:p text:style-name="P1">SELECT ORDERS.customer_id AS cid,ORDERS.ord_id AS oid,ORDERS.quantity * MENU.price AS p </text:p>
      <text:p text:style-name="P1">FROM ORDERS,MENU </text:p>
      <text:p text:style-name="P1">WHERE ORDERS.item_id=MENU.item_id;</text:p>
      <text:p text:style-name="P1"/>
      <text:p text:style-name="P1">5.1 <text:s/>CREATE OR REPLACE VIEW vw_customerSnapshot AS</text:p>
      <text:p text:style-name="P1">SELECT customer_id,COUNT(customer_id) AS c</text:p>
      <text:p text:style-name="P1">FROM BILL</text:p>
      <text:p text:style-name="P1">GROUP BY customer_id</text:p>
      <text:p text:style-name="P1">ORDER BY c DESC LIMIT 1;</text:p>
      <text:p text:style-name="P1"/>
      <text:p text:style-name="P1"/>
      <text:p text:style-name="P1">SELECT * FROM CUSTOMER WHERE c_id IN ( SELECT customer_id FROM vw_customerSnapshot);</text:p>
      <text:p text:style-name="P1"/>
      <text:p text:style-name="P1">5.2 CREATE OR REPLACE VIEW vw_OrderSnapshot AS</text:p>
      <text:p text:style-name="P1">SELECT item_id,COUNT(item_id) AS c</text:p>
      <text:p text:style-name="P1">FROM ORDERS</text:p>
      <text:p text:style-name="P1">GROUP BY item_id</text:p>
      <text:p text:style-name="P1">ORDER BY c DESC LIMIT 1;</text:p>
      <text:p text:style-name="P1"/>
      <text:p text:style-name="P1">SELECT * FROM MENU WHERE item_id IN ( SELECT item_id FROM vw_OrderSnapshot);</text:p>
      <text:list xml:id="list2819290276861123604" text:style-name="L1">
        <text:list-header>
          <text:p text:style-name="P2">DELIMITER //</text:p>
        </text:list-header>
        <text:list-item>
          <text:p text:style-name="P2"><text:soft-page-break/>CREATE FUNCTION fn_GetOrderTimeElapsed(CustomerID INT) RETURNS TIME</text:p>
        </text:list-item>
      </text:list>
      <text:p text:style-name="P1"><text:tab/>BEGIN</text:p>
      <text:p text:style-name="P1"><text:s text:c="4"/><text:tab/>DECLARE res TIME;</text:p>
      <text:p text:style-name="P1"><text:s text:c="4"/><text:tab/>SELECT t_o_d-t_o_p INTO res FROM EMPLOYEE WHERE customer_id=CustomerID;</text:p>
      <text:p text:style-name="P1"><text:tab/>RETURN (res);</text:p>
      <text:p text:style-name="P1"><text:tab/>END//</text:p>
      <text:p text:style-name="P1"><text:tab/>SELECT fn_GetOrderTimeElapsed(1);</text:p>
      <text:p text:style-name="P1"/>
      <text:p text:style-name="P1">7.DELIMITER //</text:p>
      <text:p text:style-name="P1">CREATE PROCEDURE fn_GetOrderTimeElapsed(</text:p>
      <text:p text:style-name="P1"><text:s text:c="4"/>IN <text:s/>CustomerID INT,</text:p>
      <text:p text:style-name="P1"><text:s text:c="4"/>OUT res <text:s/>TIME</text:p>
      <text:p text:style-name="P1">)</text:p>
      <text:p text:style-name="P1">BEGIN</text:p>
      <text:p text:style-name="P1"><text:s text:c="4"/>DECLARE res TIME;</text:p>
      <text:p text:style-name="P1"><text:s/></text:p>
      <text:p text:style-name="P1"><text:s text:c="4"/>SELECT t_o_d-t_o_p INTO res</text:p>
      <text:p text:style-name="P1"><text:s text:c="4"/>FROM EMPLOYEE</text:p>
      <text:p text:style-name="P1"><text:s text:c="4"/>WHERE customer_id = CustomerID;</text:p>
      <text:p text:style-name="P1"><text:s text:c="2"/></text:p>
      <text:p text:style-name="P1">END//</text:p>
      <text:p text:style-name="P1"/>
      <text:p text:style-name="P1">DELIMITER ;</text:p>
      <text:p text:style-name="P1"/>
      <text:p text:style-name="P1">8.DELIMITER //</text:p>
      <text:p text:style-name="P1"/>
      <text:p text:style-name="P1">CREATE PROCEDURE sp_generatebill(</text:p>
      <text:p text:style-name="P1"><text:s text:c="4"/>IN <text:s/>orderid INT</text:p>
      <text:p text:style-name="P1">)</text:p>
      <text:p text:style-name="P1">BEGIN</text:p>
      <text:p text:style-name="P1"><text:s/></text:p>
      <text:p text:style-name="P1"><text:s text:c="4"/>SELECT SUM(p) AS BILL</text:p>
      <text:p text:style-name="P1"><text:s text:c="4"/>FROM CUMULATIVE1</text:p>
      <text:p text:style-name="P1"><text:s text:c="4"/>GROUP BY oid;</text:p>
      <text:p text:style-name="P1"><text:s text:c="2"/></text:p>
      <text:p text:style-name="P1">END//</text:p>
      <text:p text:style-name="P1"/>
      <text:p text:style-name="P1">DELIMITER 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3T22:16:37.49</meta:creation-date>
    <meta:document-statistic meta:table-count="0" meta:image-count="0" meta:object-count="0" meta:page-count="3" meta:paragraph-count="115" meta:word-count="358" meta:character-count="2950"/>
    <dc:date>2018-01-13T22:28:56.22</dc:date>
    <meta:editing-duration>PT12M18S</meta:editing-duration>
    <meta:editing-cycles>1</meta:editing-cycles>
    <meta:generator>OpenOffice/4.1.3$Win32 OpenOffice.org_project/413m1$Build-9783</meta:generator>
  </office:meta>
</office:document-meta>
</file>